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name is Cristina and<text:s/>I<text:s/>am<text:s/>thirty-one years old.</text:p>
      <text:p text:style-name="Normal">I like the animals and<text:s/>I<text:s/>have two dogs, Duke and Nika.</text:p>
      <text:p text:style-name="Normal">I work in a gym as swimming teacher with the children, I have children<text:s/>in the pool<text:s/>since one year<text:s/>until twenty years.<text:s/></text:p>
      <text:p text:style-name="Normal">I like my work but I like swi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I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0-03T07:28:00Z</meta:creation-date>
    <dc:date>2025-10-03T08:00:00Z</dc:date>
    <meta:template xlink:href="Normal.dotm" xlink:type="simple"/>
    <meta:editing-cycles>1</meta:editing-cycles>
    <meta:editing-duration>PT1920S</meta:editing-duration>
    <meta:document-statistic meta:page-count="1" meta:paragraph-count="1" meta:word-count="39" meta:character-count="255" meta:row-count="1" meta:non-whitespace-character-count="217"/>
  </office:meta>
</office:document-meta>
</file>